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solid" svg:stroke-width="0.071cm" svg:stroke-color="#5b9bd5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5b9bd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5b9bd5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8" style:family="graphic" style:parent-style-name="standard">
      <style:graphic-properties draw:stroke="solid" svg:stroke-width="0.018cm" svg:stroke-color="#5b9bd5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9" style:family="graphic" style:parent-style-name="standard">
      <style:graphic-properties draw:stroke="solid" svg:stroke-width="0.018cm" svg:stroke-color="#5b9bd5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0" style:family="graphic" style:parent-style-name="standard">
      <style:graphic-properties draw:stroke="solid" svg:stroke-width="0.018cm" svg:stroke-color="#5b9bd5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1" style:family="graphic" style:parent-style-name="standard">
      <style:graphic-properties draw:stroke="solid" svg:stroke-width="0.018cm" svg:stroke-color="#5b9bd5" draw:marker-end="Arrowheads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2" style:family="graphic" style:parent-style-name="standard">
      <style:graphic-properties draw:stroke="solid" svg:stroke-width="0.018cm" svg:stroke-color="#5b9bd5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28pt" fo:language="en" fo:country="US" style:font-size-asian="28pt" style:font-size-complex="28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32pt" fo:language="en" fo:country="US" style:font-size-asian="32pt" style:font-size-complex="32pt"/>
    </style:style>
    <style:style style:name="T6" style:family="text">
      <style:text-properties fo:font-size="12pt" fo:language="en" fo:country="US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style-name="gr1" draw:text-style-name="P2" draw:layer="layout" svg:width="5.095cm" svg:height="1.446cm" svg:x="2.918cm" svg:y="1.12cm">
          <text:list text:style-name="L1">
            <text:list-header>
              <text:p text:style-name="P1"><text:span text:style-name="T1">Input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" draw:text-style-name="P3" draw:layer="layout" draw:type="line" svg:x1="5.468cm" svg:y1="3.725cm" svg:x2="5.473cm" svg:y2="5.891cm" svg:d="m5468 3725 5 2166" svg:viewBox="0 0 6 2167">
          <text:p/>
        </draw:connector>
        <draw:custom-shape draw:style-name="gr3" draw:text-style-name="P2" draw:layer="layout" svg:width="8.122cm" svg:height="6.395cm" svg:x="1.438cm" svg:y="5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38cm" svg:height="1.108cm" svg:x="4.296cm" svg:y="2.231cm">
          <text:list text:style-name="L1">
            <text:list-header>
              <text:p text:style-name="P1"><text:span text:style-name="T2">std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92cm" svg:height="1.277cm" svg:x="2.037cm" svg:y="6.575cm">
          <text:list text:style-name="L1">
            <text:list-header>
              <text:p text:style-name="P1"><text:span text:style-name="T3">Parser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1.438cm" svg:y1="8.683cm" svg:x2="9.56cm" svg:y2="8.718cm">
          <text:p/>
        </draw:line>
        <draw:custom-shape draw:style-name="gr1" draw:text-style-name="P2" draw:layer="layout" svg:width="8.346cm" svg:height="1.277cm" svg:x="1.473cm" svg:y="9.768cm">
          <text:list text:style-name="L1">
            <text:list-header>
              <text:p text:style-name="P1"><text:span text:style-name="T3">Combiner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" draw:text-style-name="P3" draw:layer="layout" draw:type="line" svg:x1="16.932cm" svg:y1="7.25cm" svg:x2="23.208cm" svg:y2="4.281cm" svg:d="m16932 7250 6276-2969" svg:viewBox="0 0 6277 2970">
          <text:p/>
        </draw:connector>
        <draw:line draw:style-name="gr5" draw:text-style-name="P3" draw:layer="layout" svg:x1="10.253cm" svg:y1="7.183cm" svg:x2="16.933cm" svg:y2="7.25cm">
          <text:p/>
        </draw:line>
        <draw:custom-shape draw:style-name="gr6" draw:text-style-name="P2" draw:layer="layout" svg:width="5.014cm" svg:height="2.632cm" svg:x="11.558cm" svg:y="5.393cm">
          <text:list text:style-name="L1">
            <text:list-header>
              <text:p text:style-name="P1"><text:span text:style-name="T2">msg queue</text:span></text:p>
              <text:p text:style-name="P1"><text:span text:style-name="T4">parser-to-sor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1.678cm" svg:height="2.462cm" svg:x="11.518cm" svg:y="0.348cm">
          <text:list text:style-name="L1">
            <text:list-header>
              <text:p text:style-name="P4"><text:span text:style-name="T5">Data Flow Topology</text:span></text:p>
              <text:p text:style-name="P4"><text:span text:style-name="T2">for uniqify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971cm" svg:height="1.971cm" svg:x="23.116cm" svg:y="3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78cm" svg:height="1.821cm" svg:x="23.204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1.857cm" svg:x="23.367cm" svg:y="9.397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95cm" svg:y1="7.236cm" svg:x2="23.204cm" svg:y2="7.213cm" svg:d="m16950 7236 6254-23" svg:viewBox="0 0 6255 24">
          <text:p/>
        </draw:connector>
        <draw:connector draw:style-name="gr2" draw:text-style-name="P3" draw:layer="layout" draw:type="line" svg:x1="17.114cm" svg:y1="7.267cm" svg:x2="23.205cm" svg:y2="10.261cm" svg:d="m17114 7267 6091 2994" svg:viewBox="0 0 6092 2995">
          <text:p/>
        </draw:connector>
        <draw:custom-shape draw:style-name="gr1" draw:text-style-name="P2" draw:layer="layout" svg:width="5.789cm" svg:height="1.108cm" svg:x="23.297cm" svg:y="3.726cm">
          <text:list text:style-name="L1">
            <text:list-header>
              <text:p text:style-name="P1"><text:span text:style-name="T2">Sorter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789cm" svg:height="1.108cm" svg:x="23.297cm" svg:y="6.628cm">
          <text:list text:style-name="L1">
            <text:list-header>
              <text:p text:style-name="P1"><text:span text:style-name="T2">Sorter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789cm" svg:height="1.108cm" svg:x="23.297cm" svg:y="9.706cm">
          <text:list text:style-name="L1">
            <text:list-header>
              <text:p text:style-name="P1"><text:span text:style-name="T2">Sorter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7" draw:text-style-name="P3" draw:layer="layout" svg:x1="29.159cm" svg:y1="4.064cm" svg:x2="32.512cm" svg:y2="15.136cm" draw:end-shape="id1" draw:end-glue-point="2" svg:d="m29159 4064h3983v11072h-630" svg:viewBox="0 0 3984 11073">
          <text:p/>
        </draw:connector>
        <draw:connector draw:style-name="gr8" draw:text-style-name="P3" draw:layer="layout" svg:x1="29.21cm" svg:y1="7.132cm" svg:x2="31.617cm" svg:y2="14.302cm" draw:end-shape="id2" draw:end-glue-point="2" svg:d="m29210 7132h3037v7170h-630" svg:viewBox="0 0 3038 7171">
          <text:p/>
        </draw:connector>
        <draw:connector draw:style-name="gr9" draw:text-style-name="P3" draw:layer="layout" svg:x1="29.082cm" svg:y1="9.906cm" svg:x2="31.065cm" svg:y2="12.7cm" draw:end-shape="id3" draw:end-glue-point="2" svg:d="m29082 9906h2613v2794h-630" svg:viewBox="0 0 2614 2795">
          <text:p/>
        </draw:connector>
        <draw:connector draw:style-name="gr10" draw:text-style-name="P3" xml:id="id3" draw:id="id3" draw:layer="layout" svg:x1="31.065cm" svg:y1="12.7cm" svg:x2="9.906cm" svg:y2="9.868cm" svg:d="m31065 12700h-10579v-2832h-10580" svg:viewBox="0 0 21160 2833">
          <text:p/>
        </draw:connector>
        <draw:connector draw:style-name="gr11" draw:text-style-name="P3" xml:id="id2" draw:id="id2" draw:layer="layout" draw:line-skew="-1.161cm" svg:x1="31.617cm" svg:y1="14.302cm" svg:x2="9.819cm" svg:y2="10.668cm" svg:d="m31617 14302h-12060v-3634h-9738" svg:viewBox="0 0 21799 3635">
          <text:p/>
        </draw:connector>
        <draw:connector draw:style-name="gr12" draw:text-style-name="P3" xml:id="id1" draw:id="id1" draw:layer="layout" draw:line-skew="-2.655cm" svg:x1="32.512cm" svg:y1="15.136cm" svg:x2="9.881cm" svg:y2="11.528cm" svg:d="m32512 15136h-13970v-3608h-8661" svg:viewBox="0 0 22632 3609">
          <text:p/>
        </draw:connector>
        <draw:custom-shape draw:style-name="gr1" draw:text-style-name="P2" draw:layer="layout" svg:width="6.801cm" svg:height="1.87cm" svg:x="22.397cm" svg:y="16.395cm">
          <text:list text:style-name="L1">
            <text:list-header>
              <text:p text:style-name="P1"><text:span text:style-name="T2">msg queues</text:span></text:p>
              <text:p text:style-name="P1"><text:span text:style-name="T4">sorters-to-combi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75cm" svg:height="1.108cm" svg:x="3.692cm" svg:y="15.884cm">
          <text:list text:style-name="L1">
            <text:list-header>
              <text:p text:style-name="P1"><text:span text:style-name="T2">stdou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" draw:text-style-name="P3" draw:layer="layout" draw:type="line" svg:x1="5.129cm" svg:y1="12.712cm" svg:x2="5.134cm" svg:y2="15.499cm" svg:d="m5129 12712 5 2787" svg:viewBox="0 0 6 2788">
          <text:p/>
        </draw:connector>
        <draw:custom-shape draw:style-name="gr1" draw:text-style-name="P2" draw:layer="layout" svg:width="3.914cm" svg:height="1.275cm" svg:x="29.991cm" svg:y="0.348cm">
          <text:list text:style-name="L1">
            <text:list-header>
              <text:p text:style-name="P5"><text:span text:style-name="T6">Nicholas Jordan </text:span></text:p>
              <text:p text:style-name="P5"><text:span text:style-name="T6">CS3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9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alibri Light'" style:font-family-generic="swiss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206cm" svg:height="3.679cm" svg:x="2.328cm" svg:y="1.014cm" presentation:class="title" presentation:placeholder="true">
        <draw:text-box/>
      </draw:frame>
      <draw:frame presentation:style-name="Default-outline1" draw:layer="backgroundobjects" svg:width="29.206cm" svg:height="12.084cm" svg:x="2.328cm" svg:y="5.07cm" presentation:class="outline" presentation:placeholder="true">
        <draw:text-box/>
      </draw:frame>
      <draw:frame presentation:style-name="Mpr1" draw:layer="backgroundobjects" svg:width="7.616cm" svg:height="1.023cm" svg:x="2.328cm" svg:y="17.64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custom-shape draw:style-name="Mgr3" draw:text-style-name="MP3" draw:layer="backgroundobjects" svg:width="11.43cm" svg:height="1.023cm" svg:x="11.21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7.616cm" svg:height="1.023cm" svg:x="23.918cm" svg:y="17.64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Nick Jordan</meta:initial-creator>
    <meta:creation-date>2013-08-13T05:14:43</meta:creation-date>
    <dc:date>2013-08-13T20:04:14</dc:date>
    <meta:editing-cycles>8</meta:editing-cycles>
    <meta:editing-duration>PT16M7S</meta:editing-duration>
    <meta:document-statistic meta:object-count="49"/>
    <meta:generator>LibreOffice/3.5$Linux_X86_64 LibreOffice_project/350m1$Build-2</meta:generator>
  </office:meta>
</office:document-meta>
</file>